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🗂 INDEX">
        <table:table-row>
          <table:table-cell office:value-type="string" office:string-value="Sheet">
            <text:p>Sheet</text:p>
          </table:table-cell>
          <table:table-cell office:value-type="string" office:string-value="Sanskrit">
            <text:p>Sanskrit</text:p>
          </table:table-cell>
          <table:table-cell office:value-type="string" office:string-value="English">
            <text:p>English</text:p>
          </table:table-cell>
          <table:table-cell office:value-type="string" office:string-value="Purpose">
            <text:p>Purpose</text:p>
          </table:table-cell>
          <table:table-cell office:value-type="string" office:string-value="Mutability">
            <text:p>Mutability</text:p>
          </table:table-cell>
        </table:table-row>
        <table:table-row>
          <table:table-cell office:value-type="string" office:string-value="👤 Identity">
            <text:p>👤 Identity</text:p>
          </table:table-cell>
          <table:table-cell office:value-type="string" office:string-value="Svarupa">
            <text:p>Svarupa</text:p>
          </table:table-cell>
          <table:table-cell office:value-type="string" office:string-value="Identity">
            <text:p>Identity</text:p>
          </table:table-cell>
          <table:table-cell office:value-type="string" office:string-value="Who the user is">
            <text:p>Who the user is</text:p>
          </table:table-cell>
          <table:table-cell office:value-type="string" office:string-value="Chitragupta-write, user-override">
            <text:p>Chitragupta-write, user-override</text:p>
          </table:table-cell>
        </table:table-row>
        <table:table-row>
          <table:table-cell office:value-type="string" office:string-value="🎯 Goals">
            <text:p>🎯 Goals</text:p>
          </table:table-cell>
          <table:table-cell office:value-type="string" office:string-value="Sankalpa">
            <text:p>Sankalpa</text:p>
          </table:table-cell>
          <table:table-cell office:value-type="string" office:string-value="Goals">
            <text:p>Goals</text:p>
          </table:table-cell>
          <table:table-cell office:value-type="string" office:string-value="Long/short-term aims">
            <text:p>Long/short-term aims</text:p>
          </table:table-cell>
          <table:table-cell office:value-type="string" office:string-value="Chitragupta-write, user-override">
            <text:p>Chitragupta-write, user-override</text:p>
          </table:table-cell>
        </table:table-row>
        <table:table-row>
          <table:table-cell office:value-type="string" office:string-value="🚀 Projects">
            <text:p>🚀 Projects</text:p>
          </table:table-cell>
          <table:table-cell office:value-type="string" office:string-value="Karma">
            <text:p>Karma</text:p>
          </table:table-cell>
          <table:table-cell office:value-type="string" office:string-value="Projects">
            <text:p>Projects</text:p>
          </table:table-cell>
          <table:table-cell office:value-type="string" office:string-value="Active work">
            <text:p>Active work</text:p>
          </table:table-cell>
          <table:table-cell office:value-type="string" office:string-value="Chitragupta-write, user-override">
            <text:p>Chitragupta-write, user-override</text:p>
          </table:table-cell>
        </table:table-row>
        <table:table-row>
          <table:table-cell office:value-type="string" office:string-value="👥 People">
            <text:p>👥 People</text:p>
          </table:table-cell>
          <table:table-cell office:value-type="string" office:string-value="Sambandha">
            <text:p>Sambandha</text:p>
          </table:table-cell>
          <table:table-cell office:value-type="string" office:string-value="People">
            <text:p>People</text:p>
          </table:table-cell>
          <table:table-cell office:value-type="string" office:string-value="Relationships">
            <text:p>Relationships</text:p>
          </table:table-cell>
          <table:table-cell office:value-type="string" office:string-value="Chitragupta-write, user-override">
            <text:p>Chitragupta-write, user-override</text:p>
          </table:table-cell>
        </table:table-row>
        <table:table-row>
          <table:table-cell office:value-type="string" office:string-value="💡 Preferences">
            <text:p>💡 Preferences</text:p>
          </table:table-cell>
          <table:table-cell office:value-type="string" office:string-value="Ruchi">
            <text:p>Ruchi</text:p>
          </table:table-cell>
          <table:table-cell office:value-type="string" office:string-value="Preferences">
            <text:p>Preferences</text:p>
          </table:table-cell>
          <table:table-cell office:value-type="string" office:string-value="Taste and style">
            <text:p>Taste and style</text:p>
          </table:table-cell>
          <table:table-cell office:value-type="string" office:string-value="Chitragupta-write, user-override">
            <text:p>Chitragupta-write, user-override</text:p>
          </table:table-cell>
        </table:table-row>
        <table:table-row>
          <table:table-cell office:value-type="string" office:string-value="🧠 Beliefs">
            <text:p>🧠 Beliefs</text:p>
          </table:table-cell>
          <table:table-cell office:value-type="string" office:string-value="Vishwas">
            <text:p>Vishwas</text:p>
          </table:table-cell>
          <table:table-cell office:value-type="string" office:string-value="Beliefs">
            <text:p>Beliefs</text:p>
          </table:table-cell>
          <table:table-cell office:value-type="string" office:string-value="Values and worldview">
            <text:p>Values and worldview</text:p>
          </table:table-cell>
          <table:table-cell office:value-type="string" office:string-value="Chitragupta-write, user-override">
            <text:p>Chitragupta-write, user-override</text:p>
          </table:table-cell>
        </table:table-row>
        <table:table-row>
          <table:table-cell office:value-type="string" office:string-value="✅ Tasks">
            <text:p>✅ Tasks</text:p>
          </table:table-cell>
          <table:table-cell office:value-type="string" office:string-value="Kartavya">
            <text:p>Kartavya</text:p>
          </table:table-cell>
          <table:table-cell office:value-type="string" office:string-value="Tasks">
            <text:p>Tasks</text:p>
          </table:table-cell>
          <table:table-cell office:value-type="string" office:string-value="Action items">
            <text:p>Action items</text:p>
          </table:table-cell>
          <table:table-cell office:value-type="string" office:string-value="Chitragupta-write, user-override">
            <text:p>Chitragupta-write, user-override</text:p>
          </table:table-cell>
        </table:table-row>
        <table:table-row>
          <table:table-cell office:value-type="string" office:string-value="🔓 Open Loops">
            <text:p>🔓 Open Loops</text:p>
          </table:table-cell>
          <table:table-cell office:value-type="string" office:string-value="Anishtha">
            <text:p>Anishtha</text:p>
          </table:table-cell>
          <table:table-cell office:value-type="string" office:string-value="Open Loops">
            <text:p>Open Loops</text:p>
          </table:table-cell>
          <table:table-cell office:value-type="string" office:string-value="Unresolved threads">
            <text:p>Unresolved threads</text:p>
          </table:table-cell>
          <table:table-cell office:value-type="string" office:string-value="Chitragupta-write, user-override">
            <text:p>Chitragupta-write, user-override</text:p>
          </table:table-cell>
        </table:table-row>
        <table:table-row>
          <table:table-cell office:value-type="string" office:string-value="📅 Session Log">
            <text:p>📅 Session Log</text:p>
          </table:table-cell>
          <table:table-cell office:value-type="string" office:string-value="Dinacharya">
            <text:p>Dinacharya</text:p>
          </table:table-cell>
          <table:table-cell office:value-type="string" office:string-value="Session Log">
            <text:p>Session Log</text:p>
          </table:table-cell>
          <table:table-cell office:value-type="string" office:string-value="Per-session summaries">
            <text:p>Per-session summaries</text:p>
          </table:table-cell>
          <table:table-cell office:value-type="string" office:string-value="Chitragupta-write only">
            <text:p>Chitragupta-write only</text:p>
          </table:table-cell>
        </table:table-row>
        <table:table-row>
          <table:table-cell office:value-type="string" office:string-value="⚙️ Agent Config">
            <text:p>⚙️ Agent Config</text:p>
          </table:table-cell>
          <table:table-cell office:value-type="string" office:string-value="Niyama">
            <text:p>Niyama</text:p>
          </table:table-cell>
          <table:table-cell office:value-type="string" office:string-value="Agent Config">
            <text:p>Agent Config</text:p>
          </table:table-cell>
          <table:table-cell office:value-type="string" office:string-value="Per-agent instructions">
            <text:p>Per-agent instructions</text:p>
          </table:table-cell>
          <table:table-cell office:value-type="string" office:string-value="User-write, agent-read">
            <text:p>User-write, agent-read</text:p>
          </table:table-cell>
        </table:table-row>
        <table:table-row>
          <table:table-cell office:value-type="string" office:string-value="📒 Agrasandhanī">
            <text:p>📒 Agrasandhanī</text:p>
          </table:table-cell>
          <table:table-cell office:value-type="string" office:string-value="Agrasandhanī">
            <text:p>Agrasandhanī</text:p>
          </table:table-cell>
          <table:table-cell office:value-type="string" office:string-value="Ledger">
            <text:p>Ledger</text:p>
          </table:table-cell>
          <table:table-cell office:value-type="string" office:string-value="Immutable audit trail">
            <text:p>Immutable audit trail</text:p>
          </table:table-cell>
          <table:table-cell office:value-type="string" office:string-value="Chitragupta-append only">
            <text:p>Chitragupta-append only</text:p>
          </table:table-cell>
        </table:table-row>
      </table:table>
      <table:table table:name="👤 Identity">
        <table:table-row>
          <table:table-cell office:value-type="string" office:string-value="Attribute">
            <text:p>Attribute</text:p>
          </table:table-cell>
          <table:table-cell office:value-type="string" office:string-value="Value">
            <text:p>Value</text:p>
          </table:table-cell>
          <table:table-cell office:value-type="string" office:string-value="Last Updated">
            <text:p>Last Updated</text:p>
          </table:table-cell>
          <table:table-cell office:value-type="string" office:string-value="Notes">
            <text:p>Notes</text:p>
          </table:table-cell>
          <table:table-cell office:value-type="string" office:string-value="Confidence">
            <text:p>Confidence</text:p>
          </table:table-cell>
          <table:table-cell office:value-type="string" office:string-value="Source">
            <text:p>Source</text:p>
          </table:table-cell>
        </table:table-row>
        <table:table-row>
          <table:table-cell office:value-type="string" office:string-value="Full Name">
            <text:p>Full Nam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igh">
            <text:p>High</text:p>
          </table:table-cell>
          <table:table-cell office:value-type="string" office:string-value="User-stated">
            <text:p>User-stated</text:p>
          </table:table-cell>
        </table:table-row>
        <table:table-row>
          <table:table-cell office:value-type="string" office:string-value="Preferred Name">
            <text:p>Preferred Nam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igh">
            <text:p>High</text:p>
          </table:table-cell>
          <table:table-cell office:value-type="string" office:string-value="User-stated">
            <text:p>User-stated</text:p>
          </table:table-cell>
        </table:table-row>
        <table:table-row>
          <table:table-cell office:value-type="string" office:string-value="Location">
            <text:p>Loca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ity / Region / Country">
            <text:p>City / Region / Country</text:p>
          </table:table-cell>
          <table:table-cell office:value-type="string" office:string-value="High">
            <text:p>High</text:p>
          </table:table-cell>
          <table:table-cell office:value-type="string" office:string-value="User-stated">
            <text:p>User-stated</text:p>
          </table:table-cell>
        </table:table-row>
        <table:table-row>
          <table:table-cell office:value-type="string" office:string-value="Timezone">
            <text:p>Timezon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e.g. IST, PST">
            <text:p>e.g. IST, PST</text:p>
          </table:table-cell>
          <table:table-cell office:value-type="string" office:string-value="High">
            <text:p>High</text:p>
          </table:table-cell>
          <table:table-cell office:value-type="string" office:string-value="User-stated">
            <text:p>User-stated</text:p>
          </table:table-cell>
        </table:table-row>
        <table:table-row>
          <table:table-cell office:value-type="string" office:string-value="Primary Language">
            <text:p>Primary Languag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igh">
            <text:p>High</text:p>
          </table:table-cell>
          <table:table-cell office:value-type="string" office:string-value="User-stated">
            <text:p>User-stated</text:p>
          </table:table-cell>
        </table:table-row>
        <table:table-row>
          <table:table-cell office:value-type="string" office:string-value="Occupation">
            <text:p>Occupa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igh">
            <text:p>High</text:p>
          </table:table-cell>
          <table:table-cell office:value-type="string" office:string-value="User-stated">
            <text:p>User-stated</text:p>
          </table:table-cell>
        </table:table-row>
        <table:table-row>
          <table:table-cell office:value-type="string" office:string-value="Industry">
            <text:p>Industr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igh">
            <text:p>High</text:p>
          </table:table-cell>
          <table:table-cell office:value-type="string" office:string-value="User-stated">
            <text:p>User-stated</text:p>
          </table:table-cell>
        </table:table-row>
        <table:table-row>
          <table:table-cell office:value-type="string" office:string-value="Life Stage">
            <text:p>Life Stag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e.g. early career, student">
            <text:p>e.g. early career, student</text:p>
          </table:table-cell>
          <table:table-cell office:value-type="string" office:string-value="Medium">
            <text:p>Medium</text:p>
          </table:table-cell>
          <table:table-cell office:value-type="string" office:string-value="Agent-inferred">
            <text:p>Agent-inferred</text:p>
          </table:table-cell>
        </table:table-row>
        <table:table-row>
          <table:table-cell office:value-type="string" office:string-value="Communication Style">
            <text:p>Communication Sty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e.g. direct, casual">
            <text:p>e.g. direct, casual</text:p>
          </table:table-cell>
          <table:table-cell office:value-type="string" office:string-value="Medium">
            <text:p>Medium</text:p>
          </table:table-cell>
          <table:table-cell office:value-type="string" office:string-value="Agent-observed">
            <text:p>Agent-observed</text:p>
          </table:table-cell>
        </table:table-row>
        <table:table-row>
          <table:table-cell office:value-type="string" office:string-value="Working Hours">
            <text:p>Working Hour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e.g. 10am–7pm IST">
            <text:p>e.g. 10am–7pm IST</text:p>
          </table:table-cell>
          <table:table-cell office:value-type="string" office:string-value="Medium">
            <text:p>Medium</text:p>
          </table:table-cell>
          <table:table-cell office:value-type="string" office:string-value="User-stated">
            <text:p>User-stated</text:p>
          </table:table-cell>
        </table:table-row>
      </table:table>
      <table:table table:name="🎯 Goals">
        <table:table-row>
          <table:table-cell office:value-type="string" office:string-value="Goal">
            <text:p>Goal</text:p>
          </table:table-cell>
          <table:table-cell office:value-type="string" office:string-value="Type">
            <text:p>Type</text:p>
          </table:table-cell>
          <table:table-cell office:value-type="string" office:string-value="Priority">
            <text:p>Priority</text:p>
          </table:table-cell>
          <table:table-cell office:value-type="string" office:string-value="Deadline">
            <text:p>Deadline</text:p>
          </table:table-cell>
          <table:table-cell office:value-type="string" office:string-value="Status">
            <text:p>Status</text:p>
          </table:table-cell>
          <table:table-cell office:value-type="string" office:string-value="Last Updated">
            <text:p>Last Updated</text:p>
          </table:table-cell>
          <table:table-cell office:value-type="string" office:string-value="Notes">
            <text:p>Notes</text:p>
          </table:table-cell>
          <table:table-cell office:value-type="string" office:string-value="Confidence">
            <text:p>Confidence</text:p>
          </table:table-cell>
          <table:table-cell office:value-type="string" office:string-value="Source">
            <text:p>Source</text:p>
          </table:table-cell>
        </table:table-row>
      </table:table>
      <table:table table:name="🚀 Projects">
        <table:table-row>
          <table:table-cell office:value-type="string" office:string-value="Project">
            <text:p>Project</text:p>
          </table:table-cell>
          <table:table-cell office:value-type="string" office:string-value="Domain">
            <text:p>Domain</text:p>
          </table:table-cell>
          <table:table-cell office:value-type="string" office:string-value="Status">
            <text:p>Status</text:p>
          </table:table-cell>
          <table:table-cell office:value-type="string" office:string-value="Priority">
            <text:p>Priority</text:p>
          </table:table-cell>
          <table:table-cell office:value-type="string" office:string-value="Key Decision Made">
            <text:p>Key Decision Made</text:p>
          </table:table-cell>
          <table:table-cell office:value-type="string" office:string-value="Next Step">
            <text:p>Next Step</text:p>
          </table:table-cell>
          <table:table-cell office:value-type="string" office:string-value="Last Updated">
            <text:p>Last Updated</text:p>
          </table:table-cell>
          <table:table-cell office:value-type="string" office:string-value="Notes">
            <text:p>Notes</text:p>
          </table:table-cell>
          <table:table-cell office:value-type="string" office:string-value="Confidence">
            <text:p>Confidence</text:p>
          </table:table-cell>
          <table:table-cell office:value-type="string" office:string-value="Source">
            <text:p>Source</text:p>
          </table:table-cell>
        </table:table-row>
      </table:table>
      <table:table table:name="👥 People">
        <table:table-row>
          <table:table-cell office:value-type="string" office:string-value="Name">
            <text:p>Name</text:p>
          </table:table-cell>
          <table:table-cell office:value-type="string" office:string-value="Relationship">
            <text:p>Relationship</text:p>
          </table:table-cell>
          <table:table-cell office:value-type="string" office:string-value="Context">
            <text:p>Context</text:p>
          </table:table-cell>
          <table:table-cell office:value-type="string" office:string-value="Sentiment">
            <text:p>Sentiment</text:p>
          </table:table-cell>
          <table:table-cell office:value-type="string" office:string-value="Last Mentioned">
            <text:p>Last Mentioned</text:p>
          </table:table-cell>
          <table:table-cell office:value-type="string" office:string-value="Notes">
            <text:p>Notes</text:p>
          </table:table-cell>
          <table:table-cell office:value-type="string" office:string-value="Confidence">
            <text:p>Confidence</text:p>
          </table:table-cell>
          <table:table-cell office:value-type="string" office:string-value="Source">
            <text:p>Source</text:p>
          </table:table-cell>
        </table:table-row>
      </table:table>
      <table:table table:name="💡 Preferences">
        <table:table-row>
          <table:table-cell office:value-type="string" office:string-value="Category">
            <text:p>Category</text:p>
          </table:table-cell>
          <table:table-cell office:value-type="string" office:string-value="Preference">
            <text:p>Preference</text:p>
          </table:table-cell>
          <table:table-cell office:value-type="string" office:string-value="Strength">
            <text:p>Strength</text:p>
          </table:table-cell>
          <table:table-cell office:value-type="string" office:string-value="Source">
            <text:p>Source</text:p>
          </table:table-cell>
          <table:table-cell office:value-type="string" office:string-value="Notes">
            <text:p>Notes</text:p>
          </table:table-cell>
          <table:table-cell office:value-type="string" office:string-value="Confidence">
            <text:p>Confidence</text:p>
          </table:table-cell>
          <table:table-cell office:value-type="string" office:string-value="Last Updated">
            <text:p>Last Updated</text:p>
          </table:table-cell>
        </table:table-row>
      </table:table>
      <table:table table:name="🧠 Beliefs">
        <table:table-row>
          <table:table-cell office:value-type="string" office:string-value="Topic">
            <text:p>Topic</text:p>
          </table:table-cell>
          <table:table-cell office:value-type="string" office:string-value="Position">
            <text:p>Position</text:p>
          </table:table-cell>
          <table:table-cell office:value-type="string" office:string-value="Confidence">
            <text:p>Confidence</text:p>
          </table:table-cell>
          <table:table-cell office:value-type="string" office:string-value="Domain">
            <text:p>Domain</text:p>
          </table:table-cell>
          <table:table-cell office:value-type="string" office:string-value="Last Updated">
            <text:p>Last Updated</text:p>
          </table:table-cell>
          <table:table-cell office:value-type="string" office:string-value="Notes">
            <text:p>Notes</text:p>
          </table:table-cell>
          <table:table-cell office:value-type="string" office:string-value="Source">
            <text:p>Source</text:p>
          </table:table-cell>
        </table:table-row>
      </table:table>
      <table:table table:name="✅ Tasks">
        <table:table-row>
          <table:table-cell office:value-type="string" office:string-value="Task">
            <text:p>Task</text:p>
          </table:table-cell>
          <table:table-cell office:value-type="string" office:string-value="Project">
            <text:p>Project</text:p>
          </table:table-cell>
          <table:table-cell office:value-type="string" office:string-value="Priority">
            <text:p>Priority</text:p>
          </table:table-cell>
          <table:table-cell office:value-type="string" office:string-value="Deadline">
            <text:p>Deadline</text:p>
          </table:table-cell>
          <table:table-cell office:value-type="string" office:string-value="Status">
            <text:p>Status</text:p>
          </table:table-cell>
          <table:table-cell office:value-type="string" office:string-value="Added By">
            <text:p>Added By</text:p>
          </table:table-cell>
          <table:table-cell office:value-type="string" office:string-value="Notes">
            <text:p>Notes</text:p>
          </table:table-cell>
          <table:table-cell office:value-type="string" office:string-value="Confidence">
            <text:p>Confidence</text:p>
          </table:table-cell>
          <table:table-cell office:value-type="string" office:string-value="Source">
            <text:p>Source</text:p>
          </table:table-cell>
        </table:table-row>
      </table:table>
      <table:table table:name="🔓 Open Loops">
        <table:table-row>
          <table:table-cell office:value-type="string" office:string-value="Topic">
            <text:p>Topic</text:p>
          </table:table-cell>
          <table:table-cell office:value-type="string" office:string-value="Context / What's Unresolved">
            <text:p>Context / What's Unresolved</text:p>
          </table:table-cell>
          <table:table-cell office:value-type="string" office:string-value="Opened">
            <text:p>Opened</text:p>
          </table:table-cell>
          <table:table-cell office:value-type="string" office:string-value="Priority">
            <text:p>Priority</text:p>
          </table:table-cell>
          <table:table-cell office:value-type="string" office:string-value="Related Project">
            <text:p>Related Project</text:p>
          </table:table-cell>
          <table:table-cell office:value-type="string" office:string-value="Resolved?">
            <text:p>Resolved?</text:p>
          </table:table-cell>
          <table:table-cell office:value-type="string" office:string-value="Resolution">
            <text:p>Resolution</text:p>
          </table:table-cell>
          <table:table-cell office:value-type="string" office:string-value="Confidence">
            <text:p>Confidence</text:p>
          </table:table-cell>
          <table:table-cell office:value-type="string" office:string-value="Source">
            <text:p>Source</text:p>
          </table:table-cell>
        </table:table-row>
      </table:table>
      <table:table table:name="📅 Session Log">
        <table:table-row>
          <table:table-cell office:value-type="string" office:string-value="Date">
            <text:p>Date</text:p>
          </table:table-cell>
          <table:table-cell office:value-type="string" office:string-value="Topics Discussed">
            <text:p>Topics Discussed</text:p>
          </table:table-cell>
          <table:table-cell office:value-type="string" office:string-value="Decisions Made">
            <text:p>Decisions Made</text:p>
          </table:table-cell>
          <table:table-cell office:value-type="string" office:string-value="New Memory Added">
            <text:p>New Memory Added</text:p>
          </table:table-cell>
          <table:table-cell office:value-type="string" office:string-value="Open Loops Created">
            <text:p>Open Loops Created</text:p>
          </table:table-cell>
          <table:table-cell office:value-type="string" office:string-value="Agent">
            <text:p>Agent</text:p>
          </table:table-cell>
          <table:table-cell office:value-type="string" office:string-value="Notes">
            <text:p>Notes</text:p>
          </table:table-cell>
        </table:table-row>
      </table:table>
      <table:table table:name="⚙️ Agent Config">
        <table:table-row>
          <table:table-cell office:value-type="string" office:string-value="Agent">
            <text:p>Agent</text:p>
          </table:table-cell>
          <table:table-cell office:value-type="string" office:string-value="Instruction">
            <text:p>Instruction</text:p>
          </table:table-cell>
          <table:table-cell office:value-type="string" office:string-value="Priority">
            <text:p>Priority</text:p>
          </table:table-cell>
          <table:table-cell office:value-type="string" office:string-value="Active">
            <text:p>Active</text:p>
          </table:table-cell>
          <table:table-cell office:value-type="string" office:string-value="Notes">
            <text:p>Notes</text:p>
          </table:table-cell>
        </table:table-row>
        <table:table-row>
          <table:table-cell office:value-type="string" office:string-value="ALL">
            <text:p>ALL</text:p>
          </table:table-cell>
          <table:table-cell office:value-type="string" office:string-value="Load Svarupa + Anishtha + Karma at session start">
            <text:p>Load Svarupa + Anishtha + Karma at session start</text:p>
          </table:table-cell>
          <table:table-cell office:value-type="string" office:string-value="Critical">
            <text:p>Critical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L">
            <text:p>ALL</text:p>
          </table:table-cell>
          <table:table-cell office:value-type="string" office:string-value="Flush Anishtha before context compaction">
            <text:p>Flush Anishtha before context compaction</text:p>
          </table:table-cell>
          <table:table-cell office:value-type="string" office:string-value="Critical">
            <text:p>Critical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L">
            <text:p>ALL</text:p>
          </table:table-cell>
          <table:table-cell office:value-type="string" office:string-value="All writes via Chitragupta — no direct file writes">
            <text:p>All writes via Chitragupta — no direct file writes</text:p>
          </table:table-cell>
          <table:table-cell office:value-type="string" office:string-value="Critical">
            <text:p>Critical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L">
            <text:p>ALL</text:p>
          </table:table-cell>
          <table:table-cell office:value-type="string" office:string-value="Write Dinacharya to Session Log at session end">
            <text:p>Write Dinacharya to Session Log at session end</text:p>
          </table:table-cell>
          <table:table-cell office:value-type="string" office:string-value="High">
            <text:p>High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laude">
            <text:p>Claude</text:p>
          </table:table-cell>
          <table:table-cell office:value-type="string" office:string-value="Match communication style from Ruchi (Preferences)">
            <text:p>Match communication style from Ruchi (Preferences)</text:p>
          </table:table-cell>
          <table:table-cell office:value-type="string" office:string-value="High">
            <text:p>High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laude">
            <text:p>Claude</text:p>
          </table:table-cell>
          <table:table-cell office:value-type="string" office:string-value="Use per-session snapshot mode for VidyaKosha">
            <text:p>Use per-session snapshot mode for VidyaKosha</text:p>
          </table:table-cell>
          <table:table-cell office:value-type="string" office:string-value="Medium">
            <text:p>Medium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</table:table-row>
      </table:table>
      <table:table table:name="📒 Agrasandhanī">
        <table:table-row>
          <table:table-cell office:value-type="string" office:string-value="Timestamp">
            <text:p>Timestamp</text:p>
          </table:table-cell>
          <table:table-cell office:value-type="string" office:string-value="Request ID">
            <text:p>Request ID</text:p>
          </table:table-cell>
          <table:table-cell office:value-type="string" office:string-value="Agent">
            <text:p>Agent</text:p>
          </table:table-cell>
          <table:table-cell office:value-type="string" office:string-value="Sheet">
            <text:p>Sheet</text:p>
          </table:table-cell>
          <table:table-cell office:value-type="string" office:string-value="Operation">
            <text:p>Operation</text:p>
          </table:table-cell>
          <table:table-cell office:value-type="string" office:string-value="Row Identifier">
            <text:p>Row Identifier</text:p>
          </table:table-cell>
          <table:table-cell office:value-type="string" office:string-value="Status">
            <text:p>Status</text:p>
          </table:table-cell>
          <table:table-cell office:value-type="string" office:string-value="Confidence">
            <text:p>Confidence</text:p>
          </table:table-cell>
          <table:table-cell office:value-type="string" office:string-value="Source">
            <text:p>Source</text:p>
          </table:table-cell>
          <table:table-cell office:value-type="string" office:string-value="Signature">
            <text:p>Signature</text:p>
          </table:table-cell>
          <table:table-cell office:value-type="string" office:string-value="Reason / Notes">
            <text:p>Reason / Not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